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67400002B6800002A2D379D36B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0pt" style:font-size-asian="10pt" style:font-size-complex="10pt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8" svg:width="6.838cm" svg:height="6.711cm" svg:x="10.158cm" svg:y="0.019cm"><draw:image xlink:href="Pictures/2000067400002B6800002A2D379D36B0.svm" xlink:type="simple" xlink:show="embed" xlink:actuate="onLoad"><text:p/></draw:image></draw:frame>Contador (2Bits):</text:p>
      <text:p text:style-name="P1"/>
      <text:p text:style-name="P4">/* PIN - Entradas */</text:p>
      <text:p text:style-name="P5">PIN 1 <text:tab/><text:tab/>= CLK;</text:p>
      <text:p text:style-name="P5">PIN 2 <text:tab/><text:tab/>= CE; </text:p>
      <text:p text:style-name="P5"/>
      <text:p text:style-name="P4">/* PIN - Internos */</text:p>
      <text:p text:style-name="P5">PINNODE 29 = CarryOut;</text:p>
      <text:p text:style-name="P5">PINNODE 30 = R0;</text:p>
      <text:p text:style-name="P5">PINNODE 31 = R1;</text:p>
      <text:p text:style-name="P5"/>
      <text:p text:style-name="P5"/>
      <text:p text:style-name="P4">/* PIN - Saídas */</text:p>
      <text:p text:style-name="P5">PIN 13 = Q0;</text:p>
      <text:p text:style-name="P5">PIN 14 = Q1;</text:p>
      <text:p text:style-name="P5"/>
      <text:p text:style-name="P1"/>
      <text:p text:style-name="P3">/* Constantes */</text:p>
      <text:p text:style-name="P2">Bb0 <text:tab/><text:tab/>=<text:tab/>'b'1;</text:p>
      <text:p text:style-name="P2">Bb1 <text:tab/><text:tab/>=<text:tab/>'b'0;</text:p>
      <text:p text:style-name="P2">CarryIn<text:tab/>=<text:tab/>'b'0;</text:p>
      <text:p text:style-name="P2"/>
      <text:p text:style-name="P2"/>
      <text:p text:style-name="P3">/* Multiplexers – Promovem o reset */</text:p>
      <text:p text:style-name="P2">Ab0<text:tab/>= <text:tab/>!CE &amp; RB0;</text:p>
      <text:p text:style-name="P2">Ab1<text:tab/>=<text:tab/>!CE &amp; RB1;</text:p>
      <text:p text:style-name="P2"/>
      <text:p text:style-name="P3">/* Full Adder */</text:p>
      <text:p text:style-name="P2">C0<text:tab/><text:tab/>= CarryIn;</text:p>
      <text:p text:style-name="P2">C1<text:tab/><text:tab/>= C0&amp;Ab0 # C0&amp;Bb0 # Ab0&amp;Bb0;</text:p>
      <text:p text:style-name="P2">CarryOut<text:tab/>= C1&amp;Ab1 # C1&amp;Bb1 # Ab1&amp;Bb1;</text:p>
      <text:p text:style-name="P2">S0<text:tab/><text:tab/>= C0$Ab0$Bb0;</text:p>
      <text:p text:style-name="P2">S1<text:tab/><text:tab/>= C1$Ab1$Bb1;</text:p>
      <text:p text:style-name="P3"/>
      <text:p text:style-name="P3">/* Flip-Flop D's */</text:p>
      <text:p text:style-name="P2">R0.d<text:tab/><text:tab/>= S0;</text:p>
      <text:p text:style-name="P2">R0.sp<text:tab/><text:tab/>= 'b'0;</text:p>
      <text:p text:style-name="P2">R0.ar<text:tab/><text:tab/>= 'b'0;</text:p>
      <text:p text:style-name="P2">R0.ck<text:tab/><text:tab/>= CLK;<text:tab/><text:tab/></text:p>
      <text:p text:style-name="P2"/>
      <text:p text:style-name="P2">R1.d<text:tab/><text:tab/>= S1;</text:p>
      <text:p text:style-name="P2">R1.sp<text:tab/><text:tab/>= 'b'0;</text:p>
      <text:p text:style-name="P2">R1.ar<text:tab/><text:tab/>= 'b'0;</text:p>
      <text:p text:style-name="P2">R1.ck<text:tab/><text:tab/>= CLK;<text:tab/><text:tab/></text:p>
      <text:p text:style-name="P2"/>
      <text:p text:style-name="P3">/* Saídas */</text:p>
      <text:p text:style-name="P2">Q0<text:tab/><text:tab/>= R0;</text:p>
      <text:p text:style-name="P2">Q1<text:tab/><text:tab/>= R1;</text:p>
      <text:p text:style-name="P2"/>
      <text:p text:style-name="P7">Decoder (2 – 4 Bits):</text:p>
      <text:p text:style-name="P5">C0 = !P1 &amp; !P0;</text:p>
      <text:p text:style-name="P5">C1 = !P1 &amp; <text:s/>P0;</text:p>
      <text:p text:style-name="P5">C2 = <text:s/>P1 &amp; !P0;</text:p>
      <text:p text:style-name="P5">C3 = <text:s/>P1 &amp; <text:s/>P0;</text:p>
      <text:p text:style-name="P1"><text:span text:style-name="T1"/></text:p>
      <text:p text:style-name="P1">Multiplexer 4 - 1 :</text:p>
      <text:p text:style-name="P5">S0=Q0;</text:p>
      <text:p text:style-name="P5">S1=Q1;</text:p>
      <text:p text:style-name="P5">Y = (L0 &amp; !S1 &amp; !S0) + (L1 &amp; !S1 &amp; <text:s/>S0) + (L2 &amp; <text:s/>S1 &amp; !S0) + (L3 &amp; <text:s/>S1 &amp; <text:s/>S0);</text:p>
      <text:p text:style-name="P5"/>
      <text:p text:style-name="P1">Resultado da Tecla Pressionada :</text:p>
      <text:p text:style-name="P5">K0=P0;</text:p>
      <text:p text:style-name="P5">K1=P1;</text:p>
      <text:p text:style-name="P5">K2=Q0;</text:p>
      <text:p text:style-name="P5">K3=Q1</text:p>
      <text:p text:style-name="P5"/>
      <text:p text:style-name="P5">╔══════════════════════════════════════════════════════╗</text:p>
      <text:p text:style-name="P5">║Entradas (Saidas do Teclado) <text:s text:c="48"/><text:tab/><text:tab/><text:tab/><text:tab/><text:tab/> <text:s/>║</text:p>
      <text:p text:style-name="P5">╚══════════════════════════════════════════════════════╝</text:p>
      <text:p text:style-name="P5">L0 </text:p>
      <text:p text:style-name="P5">L1</text:p>
      <text:p text:style-name="P5">L2</text:p>
      <text:p text:style-name="P5">L3</text:p>
      <text:p text:style-name="P6">╔══════════════════════════════════════════════════════════════════╗</text:p>
      <text:p text:style-name="P6">║Saidas (Entradas no Teclado) <text:s text:c="49"/><text:tab/><text:tab/><text:tab/><text:tab/><text:tab/><text:tab/> <text:s text:c="4"/>║</text:p>
      <text:p text:style-name="P6">╚══════════════════════════════════════════════════════════════════╝</text:p>
      <text:p text:style-name="P5">C0</text:p>
      <text:p text:style-name="P5">C1</text:p>
      <text:p text:style-name="P5">C2</text:p>
      <text:p text:style-name="P5">C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8T13:50:12.06</meta:creation-date>
    <dc:date>2009-04-28T14:20:38.18</dc:date>
    <meta:editing-duration>PT00H29M59S</meta:editing-duration>
    <meta:editing-cycles>50</meta:editing-cycles>
    <meta:generator>OpenOffice.org/3.0$Win32 OpenOffice.org_project/300m15$Build-9379</meta:generator>
    <meta:document-statistic meta:table-count="0" meta:image-count="0" meta:object-count="0" meta:page-count="2" meta:paragraph-count="64" meta:word-count="228" meta:character-count="1285"/>
  </office:meta>
</office:document-meta>
</file>